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4.006cm" fo:break-before="auto" style:use-optimal-row-height="true"/>
    </style:style>
    <style:style style:name="ro26" style:family="table-row">
      <style:table-row-properties style:row-height="3.217cm" fo:break-before="auto" style:use-optimal-row-height="true"/>
    </style:style>
    <style:style style:name="ro27" style:family="table-row">
      <style:table-row-properties style:row-height="2.427cm" fo:break-before="auto" style:use-optimal-row-height="true"/>
    </style:style>
    <style:style style:name="ro28" style:family="table-row">
      <style:table-row-properties style:row-height="0.961cm" fo:break-before="auto" style:use-optimal-row-height="true"/>
    </style:style>
    <style:style style:name="ro29" style:family="table-row">
      <style:table-row-properties style:row-height="0.623cm" fo:break-before="auto" style:use-optimal-row-height="true"/>
    </style:style>
    <style:style style:name="ro30" style:family="table-row">
      <style:table-row-properties style:row-height="0.792cm" fo:break-before="auto" style:use-optimal-row-height="true"/>
    </style:style>
    <style:style style:name="ro31"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8"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19"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0"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1" style:family="table-cell" style:parent-style-name="Default">
      <style:table-cell-properties fo:wrap-option="no-wrap"/>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3" style:family="table-cell" style:parent-style-name="Default" style:data-style-name="N112">
      <style:table-cell-properties fo:background-color="#ffff99"/>
      <style:text-properties fo:font-size="14pt" style:font-size-asian="14pt" style:font-size-complex="14pt"/>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5"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5"/>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3"/>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9" office:value-type="string">
            <text:p>https://eco.mtk.nao.ac.jp/cgi-bin/koyomi/skymap.cgi</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9" office:value-type="string">
            <text:p><text:a xlink:href="https://www.astroarts.co.jp/alacarte/kiso/kiso02-j.shtml">https://www.astroarts.co.jp/alacarte/kiso/kiso02-j.shtml</text:a> 天球と座標系</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9" office:value-type="string">
            <text:p>https://www.city.kawasaki.jp/170/page/0000136635.html</text:p>
          </table:table-cell>
          <table:table-cell table:style-name="Default" office:value-type="string">
            <text:p>diary_20220208_122422[kakusaiR2].ods</text:p>
          </table:table-cell>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0" office:value-type="string">
            <text:p>https://www.pref.kanagawa.jp/documents/12041/geppou_r4_1.pdf</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0" office:value-type="string">
            <text:p>https://www.sportsphysiouk.co.uk/2017/09/07/cpd-forearm-wrist-hand/</text:p>
          </table:table-cell>
          <table:table-cell table:style-name="ce21"/>
          <table:table-cell table:style-name="ce20"/>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office:value-type="float" office:value="1">
            <text:p>1</text:p>
          </table:table-cell>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formula="of:=[.B9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formula="of:=[.B9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formula="of:=[.B10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formula="of:=[.B10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formula="of:=[.B102]+1" office:value-type="float" office:value="6">
            <text:p>6</text:p>
          </table:table-cell>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office:value-type="float" office:value="1">
            <text:p>1</text:p>
          </table:table-cell>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formula="of:=[.B10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formula="of:=[.B10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formula="of:=[.B10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formula="of:=[.B107]+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formula="of:=[.B108]+1" office:value-type="float" office:value="6">
            <text:p>6</text:p>
          </table:table-cell>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formula="of:=[.B109]+1" office:value-type="float" office:value="7">
            <text:p>7</text:p>
          </table:table-cell>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2" table:formula="of:=b#ref!+1" office:value-type="string" office:string-value="エラー:509">
            <text:p>エラー:509</text:p>
          </table:table-cell>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2" table:formula="of:=[.B116]+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2" office:value-type="float" office:value="1">
            <text:p>1</text:p>
          </table:table-cell>
          <table:table-cell table:style-name="ce6" office:value-type="date" office:date-value="2022-02-17T09:05:15.76">
            <text:p>0217</text:p>
          </table:table-cell>
          <table:table-cell table:style-name="ce11" office:value-type="string">
            <text:p>p-1</text:p>
          </table:table-cell>
          <table:table-cell table:style-name="ce12"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2" table:formula="of:=[.B1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począdku, na ścianie, obaj. &lt;2&gt;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2" table:formula="of:=[.B119]+1" office:value-type="float" office:value="3">
            <text:p>3</text:p>
          </table:table-cell>
          <table:table-cell table:style-name="ce6"/>
          <table:table-cell table:style-name="ce11" office:value-type="string">
            <text:p>p-3</text:p>
          </table:table-cell>
          <table:table-cell table:style-name="ce12"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formula="of:=[.B120]+1" office:value-type="float" office:value="4">
            <text:p>4</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2" table:formula="of:=[.B121]+1" office:value-type="float" office:value="5">
            <text:p>5</text:p>
          </table:table-cell>
          <table:table-cell table:style-name="ce6"/>
          <table:table-cell table:style-name="ce11" office:value-type="string">
            <text:p>k-2</text:p>
          </table:table-cell>
          <table:table-cell table:style-name="ce12"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formula="of:=[.B122]+1" office:value-type="float" office:value="6">
            <text:p>6</text:p>
          </table:table-cell>
          <table:table-cell table:style-name="ce6"/>
          <table:table-cell table:style-name="ce11" office:value-type="string">
            <text:p>k-3</text:p>
          </table:table-cell>
          <table:table-cell table:style-name="ce12"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2" table:formula="of:=[.B123]+1" office:value-type="float" office:value="7">
            <text:p>7</text:p>
          </table:table-cell>
          <table:table-cell table:style-name="ce6"/>
          <table:table-cell table:style-name="ce11" office:value-type="string">
            <text:p>r-1</text:p>
          </table:table-cell>
          <table:table-cell table:style-name="ce17"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2" office:value-type="float" office:value="1">
            <text:p>1</text:p>
          </table:table-cell>
          <table:table-cell table:style-name="ce6" office:value-type="date" office:date-value="2022-02-18T10:28:31.729999">
            <text:p>0218</text:p>
          </table:table-cell>
          <table:table-cell table:style-name="ce11" office:value-type="string">
            <text:p>p-1</text:p>
          </table:table-cell>
          <table:table-cell table:style-name="ce12"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2" table:formula="of:=[.B12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2" table:formula="of:=[.B12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27">
            <text:p>127</text:p>
          </table:table-cell>
          <table:table-cell table:style-name="ce2" table:formula="of:=[.B12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28">
            <text:p>128</text:p>
          </table:table-cell>
          <table:table-cell table:style-name="ce2" table:formula="of:=[.B12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2" table:formula="of:=[.B12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0"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2" table:formula="of:=[.B130]+1" office:value-type="float" office:value="7">
            <text:p>7</text:p>
          </table:table-cell>
          <table:table-cell table:style-name="ce6"/>
          <table:table-cell table:style-name="ce11" office:value-type="string">
            <text:p>h-1</text:p>
          </table:table-cell>
          <table:table-cell table:style-name="ce13" office:value-type="string" table:number-columns-spanned="3" table:number-rows-spanned="1">
            <text:p>കേരളം</text:p>
            <text:p>kee-ra-l_am`</text:p>
          </table:table-cell>
          <table:covered-table-cell table:number-columns-repeated="2" table:style-name="ce8"/>
          <table:table-cell table:style-name="ce20" office:value-type="string">
            <text:p><text:a xlink:href="https://en.wikipedia.org/wiki/Malayalam#Phonology">https://en.wikipedia.org/wiki/Malayalam#Phonology</text:a> </text:p>
            <text:p><text:a xlink:href="https://ml.wikipedia.org/wiki/ക">https://ml.wikipedia.org/wiki/ക</text:a>േരളം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2" table:formula="of:=[.B131]+1" office:value-type="float" office:value="8">
            <text:p>8</text:p>
          </table:table-cell>
          <table:table-cell table:style-name="ce6"/>
          <table:table-cell table:style-name="ce11" office:value-type="string">
            <text:p>r-1</text:p>
          </table:table-cell>
          <table:table-cell table:style-name="ce12"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2"/>
          <table:table-cell table:style-name="ce6" office:value-type="date" office:date-value="2022-02-19T09:59:15.88">
            <text:p>0219</text:p>
          </table:table-cell>
          <table:table-cell table:style-name="ce11" office:value-type="string">
            <text:p>p-1</text:p>
          </table:table-cell>
          <table:table-cell table:style-name="ce12"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금요일. 맑은. / 절기 : 우수. 다음 절기는 경칩.</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7">
          <table:table-cell table:style-name="ce2" table:formula="of:=ROW()-1" office:value-type="float" office:value="136">
            <text:p>136</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2"/>
          <table:table-cell table:style-name="ce6"/>
          <table:table-cell table:style-name="ce11" office:value-type="string">
            <text:p>s-1</text:p>
          </table:table-cell>
          <table:table-cell table:style-name="ce18"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39">
            <text:p>139</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0">
            <text:p>140</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42">
            <text:p>142</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3">
            <text:p>143</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4">
            <text:p>14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5">
            <text:p>14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6">
            <text:p>14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8">
            <text:p>148</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50">
            <text:p>150</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2">
            <text:p>152</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53">
            <text:p>15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54">
            <text:p>15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5">
            <text:p>155</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6">
            <text:p>156</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7">
            <text:p>157</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8">
            <text:p>158</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0">
            <text:p>160</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1">
            <text:p>161</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62">
            <text:p>162</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3">
            <text:p>163</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65">
            <text:p>165</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66">
            <text:p>166</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7">
            <text:p>167</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9">
            <text:p>169</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2">
            <text:p>172</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74">
            <text:p>174</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5">
            <text:p>175</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77">
            <text:p>177</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78">
            <text:p>178</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9">
            <text:p>179</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4">
            <text:p>184</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86">
            <text:p>186</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7">
            <text:p>187</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89">
            <text:p>18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90">
            <text:p>19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91">
            <text:p>19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92">
            <text:p>19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93">
            <text:p>19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94">
            <text:p>19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9">
          <table:table-cell table:number-columns-repeated="2" office:value-type="string">
            <text:p>*</text:p>
          </table:table-cell>
          <table:table-cell table:style-name="ce7" table:formula="of:=NOW()" office:value-type="date" office:date-value="2022-02-19T11:24:15.82">
            <text:p>0219 <text:s/>1124</text:p>
          </table:table-cell>
          <table:table-cell table:number-columns-repeated="5" office:value-type="string">
            <text:p>*</text:p>
          </table:table-cell>
          <table:table-cell table:style-name="ce7" table:formula="of:=NOW()" office:value-type="date" office:date-value="2022-02-19T11:24:15.82">
            <text:p>0219 <text:s/>1124</text:p>
          </table:table-cell>
          <table:table-cell table:style-name="ce7" table:formula="of:=NOW()" office:value-type="date" office:date-value="2022-02-19T11:24:15.82">
            <text:p>0219 <text:s/>1124</text:p>
          </table:table-cell>
          <table:table-cell table:number-columns-repeated="2" table:style-name="ce7" office:value-type="string">
            <text:p>*</text:p>
          </table:table-cell>
          <table:table-cell table:style-name="ce7" table:formula="of:=NOW()" office:value-type="date" office:date-value="2022-02-19T11:24:15.82">
            <text:p>0219 <text:s/>1124</text:p>
          </table:table-cell>
          <table:table-cell table:style-name="ce7" office:value-type="string">
            <text:p>*</text:p>
          </table:table-cell>
          <table:table-cell table:number-columns-repeated="1010"/>
        </table:table-row>
        <table:table-row table:style-name="ro30">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4"/>
          <table:table-cell table:number-columns-repeated="1011"/>
        </table:table-row>
        <table:table-row table:style-name="ro1">
          <table:table-cell table:number-columns-repeated="3"/>
          <table:table-cell table:style-name="ce7" table:formula="of:=NOW()" office:value-type="date" office:date-value="2022-02-19T11:24:15.82">
            <text:p>0219 <text:s/>1124</text:p>
          </table:table-cell>
          <table:table-cell table:style-name="ce7" table:formula="of:=NOW()" office:value-type="date" office:date-value="2022-02-19T11:24:15.82">
            <text:p>0219 <text:s/>1124</text:p>
          </table:table-cell>
          <table:table-cell table:style-name="ce8" table:number-columns-repeated="2"/>
          <table:table-cell table:number-columns-repeated="5"/>
          <table:table-cell table:style-name="ce24"/>
          <table:table-cell table:number-columns-repeated="1011"/>
        </table:table-row>
        <table:table-row table:style-name="ro1">
          <table:table-cell/>
          <table:table-cell table:style-name="Default"/>
          <table:table-cell table:number-columns-repeated="10"/>
          <table:table-cell table:style-name="ce24"/>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4"/>
          <table:table-cell table:number-columns-repeated="1011"/>
        </table:table-row>
        <table:table-row table:style-name="ro1" table:number-rows-repeated="2">
          <table:table-cell table:number-columns-repeated="12"/>
          <table:table-cell table:style-name="ce24"/>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4"/>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4"/>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4"/>
          <table:table-cell table:number-columns-repeated="1011"/>
        </table:table-row>
        <table:table-row table:style-name="ro1">
          <table:table-cell table:number-columns-repeated="12"/>
          <table:table-cell table:style-name="ce24"/>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4"/>
          <table:table-cell table:number-columns-repeated="1011"/>
        </table:table-row>
        <table:table-row table:style-name="ro31">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number-rows-repeated="31">
          <table:table-cell table:number-columns-repeated="12"/>
          <table:table-cell table:style-name="ce24"/>
          <table:table-cell table:number-columns-repeated="1011"/>
        </table:table-row>
        <table:table-row table:style-name="ro1" table:number-rows-repeated="104833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9">2022/02/19</text:date>, <text:time>11:24:1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9T11:24:14.84</dc:date>
    <dc:creator>iwabuchi ken</dc:creator>
    <meta:editing-duration>P13DT13H9M15S</meta:editing-duration>
    <meta:editing-cycles>1896</meta:editing-cycles>
    <meta:generator>OpenOffice/4.1.3$Win32 OpenOffice.org_project/413m1$Build-9783</meta:generator>
    <meta:document-statistic meta:table-count="1" meta:cell-count="905" meta:object-count="0"/>
  </office:meta>
</office:document-meta>
</file>